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75cm" fo:min-width="0cm"/>
    </style:style>
    <style:style style:name="P1" style:family="paragraph">
      <style:text-properties fo:font-family="Helvetica" style:font-family-generic="swiss" style:font-pitch="variable" fo:font-weight="bold" style:font-weight-asian="bold" style:font-weight-complex="bold"/>
    </style:style>
    <style:style style:name="P2" style:family="paragraph">
      <style:text-properties fo:font-family="Helvetica" style:font-family-generic="swiss" style:font-pitch="variable" fo:font-size="16pt" style:font-size-asian="16pt" style:font-size-complex="16pt"/>
    </style:style>
    <style:style style:name="P3" style:family="paragraph">
      <style:text-properties fo:font-family="Helvetica" style:font-family-generic="swiss" style:font-pitch="variable" fo:font-size="22pt" style:font-size-asian="22pt" style:font-size-complex="22pt"/>
    </style:style>
    <style:style style:name="P4" style:family="paragraph">
      <style:text-properties fo:font-family="Ayuthaya" style:font-pitch="variable" fo:font-size="16pt" fo:font-weight="bold" style:font-size-asian="16pt" style:font-weight-asian="bold" style:font-size-complex="16pt" style:font-weight-complex="bold"/>
    </style:style>
    <style:style style:name="P5" style:family="paragraph">
      <style:text-properties fo:font-family="Helvetica" style:font-family-generic="swiss" style:font-pitch="variable" fo:font-size="14pt" style:font-size-asian="14pt" style:font-size-complex="14pt"/>
    </style:style>
    <style:style style:name="P6" style:family="paragraph">
      <style:paragraph-properties fo:text-align="center"/>
      <style:text-properties fo:font-family="Ayuthaya" style:font-pitch="variable" fo:font-size="16pt" style:font-size-asian="16pt" style:font-size-complex="16pt"/>
    </style:style>
    <style:style style:name="P7" style:family="paragraph">
      <style:text-properties fo:font-family="Helvetica" style:font-style-name="Regular" style:font-family-generic="swiss" style:font-pitch="variable" fo:font-size="14pt" style:font-size-asian="14pt" style:font-size-complex="14pt"/>
    </style:style>
    <style:style style:name="P8" style:family="paragraph">
      <style:paragraph-properties fo:margin-left="0cm" fo:margin-right="0cm" fo:margin-top="1.1cm" fo:margin-bottom="1.1cm" fo:line-height="100%" fo:text-indent="0cm"/>
      <style:text-properties style:use-window-font-color="true" style:text-outline="false" style:text-line-through-style="none" fo:font-family="Ayuthaya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font-family="Ayuthaya" style:font-pitch="variable" fo:font-size="16pt" style:font-size-asian="16pt" style:font-size-complex="16pt"/>
    </style:style>
    <style:style style:name="T1" style:family="text">
      <style:text-properties fo:font-family="Helvetica" style:font-family-generic="swiss" style:font-pitch="variable" fo:font-weight="bold" style:font-weight-asian="bold" style:font-weight-complex="bold"/>
    </style:style>
    <style:style style:name="T2" style:family="text">
      <style:text-properties fo:font-family="Helvetica" style:font-family-generic="swiss" style:font-pitch="variable"/>
    </style:style>
    <style:style style:name="T3" style:family="text">
      <style:text-properties fo:font-family="Helvetica" style:font-family-generic="swiss" style:font-pitch="variable" fo:font-size="22pt" style:font-size-asian="22pt" style:font-size-complex="2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family="Helvetica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88cm" svg:height="0.886cm" svg:x="1.565cm" svg:y="2.746cm">
          <draw:text-box>
            <text:p text:style-name="P1"><text:span text:style-name="T1">Routines:</text:span></text:p>
          </draw:text-box>
        </draw:frame>
        <draw:frame draw:style-name="gr2" draw:text-style-name="P2" draw:layer="layout" svg:width="3.846cm" svg:height="0.818cm" svg:x="1.508cm" svg:y="4.413cm">
          <draw:text-box>
            <text:p text:style-name="P2"><text:span text:style-name="T2">Work in Pairs</text:span></text:p>
          </draw:text-box>
        </draw:frame>
        <draw:frame draw:style-name="gr2" draw:text-style-name="P3" draw:layer="layout" svg:width="7.779cm" svg:height="1.026cm" svg:x="1.008cm" svg:y="0.812cm">
          <draw:text-box>
            <text:p text:style-name="P3"><text:span text:style-name="T3">We are here to learn!</text:span></text:p>
          </draw:text-box>
        </draw:frame>
        <draw:frame draw:style-name="gr2" draw:text-style-name="P2" draw:layer="layout" svg:width="4.21cm" svg:height="0.818cm" svg:x="1.508cm" svg:y="8.007cm">
          <draw:text-box>
            <text:p text:style-name="P2"><text:span text:style-name="T2">Work in Teams</text:span></text:p>
          </draw:text-box>
        </draw:frame>
        <draw:frame draw:style-name="gr2" draw:text-style-name="P2" draw:layer="layout" svg:width="4.346cm" svg:height="0.818cm" svg:x="1.508cm" svg:y="10.491cm">
          <draw:text-box>
            <text:p text:style-name="P2"><text:span text:style-name="T2">Individual Work</text:span></text:p>
          </draw:text-box>
        </draw:frame>
        <draw:frame draw:style-name="gr2" draw:text-style-name="P4" draw:layer="layout" svg:width="7.559cm" svg:height="1.034cm" svg:x="1.508cm" svg:y="12.666cm">
          <draw:text-box>
            <text:p text:style-name="P4"><text:span text:style-name="T1">Liste</text:span><text:span text:style-name="T4">n + Ask Questions</text:span></text:p>
          </draw:text-box>
        </draw:frame>
        <draw:frame draw:style-name="gr2" draw:text-style-name="P5" draw:layer="layout" svg:width="3.961cm" svg:height="0.746cm" svg:x="8.619cm" svg:y="2.362cm">
          <draw:text-box>
            <text:p text:style-name="P5"><text:span text:style-name="T5">Solve Problems</text:span></text:p>
          </draw:text-box>
        </draw:frame>
        <draw:frame draw:style-name="gr2" draw:text-style-name="P5" draw:layer="layout" svg:width="3.906cm" svg:height="0.746cm" svg:x="8.619cm" svg:y="3.349cm">
          <draw:text-box>
            <text:p text:style-name="P5"><text:span text:style-name="T5">Flashcard Drills</text:span></text:p>
          </draw:text-box>
        </draw:frame>
        <draw:frame draw:style-name="gr2" draw:text-style-name="P5" draw:layer="layout" svg:width="3.101cm" svg:height="0.746cm" svg:x="8.619cm" svg:y="4.286cm">
          <draw:text-box>
            <text:p text:style-name="P5"><text:span text:style-name="T5">Worksheets</text:span></text:p>
          </draw:text-box>
        </draw:frame>
        <draw:frame draw:style-name="gr2" draw:text-style-name="P5" draw:layer="layout" svg:width="2.919cm" svg:height="0.746cm" svg:x="8.619cm" svg:y="6.191cm">
          <draw:text-box>
            <text:p text:style-name="P5"><text:span text:style-name="T5">Code Drills</text:span></text:p>
          </draw:text-box>
        </draw:frame>
        <draw:frame draw:style-name="gr2" draw:text-style-name="P5" draw:layer="layout" svg:width="2.068cm" svg:height="0.746cm" svg:x="8.619cm" svg:y="5.302cm">
          <draw:text-box>
            <text:p text:style-name="P5"><text:span text:style-name="T5">Demos</text:span></text:p>
          </draw:text-box>
        </draw:frame>
        <draw:line draw:style-name="gr3" draw:text-style-name="P6" draw:layer="layout" svg:x1="6.237cm" svg:y1="5.048cm" svg:x2="8.396cm" svg:y2="3.016cm">
          <text:p/>
        </draw:line>
        <draw:line draw:style-name="gr3" draw:text-style-name="P6" draw:layer="layout" svg:x1="6.237cm" svg:y1="5.048cm" svg:x2="8.523cm" svg:y2="3.905cm">
          <text:p/>
        </draw:line>
        <draw:line draw:style-name="gr3" draw:text-style-name="P6" draw:layer="layout" svg:x1="6.237cm" svg:y1="5.048cm" svg:x2="8.396cm" svg:y2="4.921cm">
          <text:p/>
        </draw:line>
        <draw:line draw:style-name="gr3" draw:text-style-name="P6" draw:layer="layout" svg:x1="6.237cm" svg:y1="5.048cm" svg:x2="8.523cm" svg:y2="5.81cm">
          <text:p/>
        </draw:line>
        <draw:line draw:style-name="gr3" draw:text-style-name="P6" draw:layer="layout" svg:x1="6.237cm" svg:y1="5.048cm" svg:x2="8.396cm" svg:y2="6.699cm">
          <text:p/>
        </draw:line>
        <draw:frame draw:style-name="gr2" draw:text-style-name="P7" draw:layer="layout" svg:width="3.597cm" svg:height="0.746cm" svg:x="8.449cm" svg:y="8.791cm">
          <draw:text-box>
            <text:p text:style-name="P7">Code Projects</text:p>
          </draw:text-box>
        </draw:frame>
        <draw:frame draw:style-name="gr2" draw:text-style-name="P7" draw:layer="layout" svg:width="3.956cm" svg:height="0.746cm" svg:x="8.396cm" svg:y="7.788cm">
          <draw:text-box>
            <text:p text:style-name="P7">Solve Problems</text:p>
          </draw:text-box>
        </draw:frame>
        <draw:line draw:style-name="gr3" draw:text-style-name="P6" draw:layer="layout" svg:x1="6.872cm" svg:y1="8.604cm" svg:x2="8.269cm" svg:y2="8.35cm">
          <text:p/>
        </draw:line>
        <draw:line draw:style-name="gr3" draw:text-style-name="P6" draw:layer="layout" svg:x1="6.872cm" svg:y1="8.604cm" svg:x2="8.269cm" svg:y2="9.239cm">
          <text:p/>
        </draw:line>
        <draw:frame draw:style-name="gr2" draw:text-style-name="P7" draw:layer="layout" svg:width="3.956cm" svg:height="0.746cm" svg:x="8.396cm" svg:y="10.334cm">
          <draw:text-box>
            <text:p text:style-name="P7">Solve Problems</text:p>
          </draw:text-box>
        </draw:frame>
        <draw:frame draw:style-name="gr2" draw:text-style-name="P7" draw:layer="layout" svg:width="2.064cm" svg:height="0.746cm" svg:x="8.449cm" svg:y="11.652cm">
          <draw:text-box>
            <text:p text:style-name="P7">Coding</text:p>
          </draw:text-box>
        </draw:frame>
        <draw:line draw:style-name="gr3" draw:text-style-name="P6" draw:layer="layout" svg:x1="7.507cm" svg:y1="11.017cm" svg:x2="8.269cm" svg:y2="10.89cm">
          <text:p/>
        </draw:line>
        <draw:line draw:style-name="gr3" draw:text-style-name="P6" draw:layer="layout" svg:x1="7.507cm" svg:y1="11.017cm" svg:x2="8.396cm" svg:y2="12.033cm">
          <text:p/>
        </draw:line>
        <draw:frame draw:style-name="gr4" draw:text-style-name="P9" draw:layer="layout" svg:width="6.512cm" svg:height="9.525cm" svg:x="26.492cm" svg:y="13.446cm">
          <draw:text-box>
            <text:list text:style-name="L1">
              <text:list-item>
                <text:p text:style-name="P8">Python</text:p>
              </text:list-item>
              <text:list-item>
                <text:p text:style-name="P8">Hacker Basics</text:p>
              </text:list-item>
              <text:list-item>
                <text:p text:style-name="P8">Revision Control</text:p>
              </text:list-item>
              <text:list-item>
                <text:p text:style-name="P8">Command-line</text:p>
              </text:list-item>
              <text:list-item>
                <text:p text:style-name="P8">Testing</text:p>
              </text:list-item>
            </text:list>
          </draw:text-box>
        </draw:frame>
      </draw:page>
      <draw:page draw:name="page2" draw:style-name="dp1" draw:master-page-name="Default">
        <draw:frame draw:style-name="gr2" draw:text-style-name="P9" draw:layer="layout" svg:width="15.031cm" svg:height="7.298cm" svg:x="3.159cm" svg:y="3.413cm">
          <draw:text-box>
            <text:p text:style-name="P9">This is a learning, not a marketing space.</text:p>
            <text:p text:style-name="P9"/>
            <text:p text:style-name="P9">No “well, actually” or feigning surprise at<text:line-break/>others lack of knowledge.</text:p>
            <text:p text:style-name="P9"/>
            <text:p text:style-name="P9">Listen and ask questions.</text:p>
            <text:p text:style-name="P9"/>
            <text:p text:style-name="P9">Bring a computer and be willing to partner<text:line-break/>with others.</text:p>
          </draw:text-box>
        </draw:frame>
        <draw:frame draw:style-name="gr2" draw:text-style-name="P9" draw:layer="layout" svg:width="15.031cm" svg:height="7.298cm" svg:x="2.987cm" svg:y="16.24cm">
          <draw:text-box>
            <text:p text:style-name="P9">This is a learning, not a marketing space.</text:p>
            <text:p text:style-name="P9"/>
            <text:p text:style-name="P9">No “well, actually” or feigning surprise at<text:line-break/>others lack of knowledge.</text:p>
            <text:p text:style-name="P9"/>
            <text:p text:style-name="P9">Listen and ask questions.</text:p>
            <text:p text:style-name="P9"/>
            <text:p text:style-name="P9">Bring a computer and be willing to partner<text:line-break/>with others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lena Deckelmann</meta:initial-creator>
    <meta:creation-date>2014-01-12T14:20:58</meta:creation-date>
    <dc:date>2014-01-13T07:16:32</dc:date>
    <dc:creator>Selena Deckelmann</dc:creator>
    <meta:editing-duration>PT3M58S</meta:editing-duration>
    <meta:editing-cycles>3</meta:editing-cycles>
    <meta:generator>OpenOffice/4.0.0$Unix OpenOffice.org_project/400m3$Build-9702</meta:generator>
    <meta:printed-by>Selena Deckelmann</meta:printed-by>
    <meta:print-date>2014-01-12T14:39:25</meta:print-date>
    <meta:document-statistic meta:object-count="27"/>
  </office:meta>
</office:document-meta>
</file>